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text-properties fo:font-family="'Liberation Sans'" style:font-style-name="Regular" style:font-family-generic="swiss" style:font-pitch="variable" fo:font-size="12pt" style:font-size-asian="18pt" style:font-size-complex="18pt"/>
    </style:style>
    <style:style style:name="P2" style:family="paragraph">
      <style:paragraph-properties fo:text-align="center"/>
      <style:text-properties fo:font-family="'Liberation Sans'" style:font-style-name="Regular" style:font-family-generic="swiss" style:font-pitch="variable" fo:font-size="12pt" style:font-size-asian="18pt" style:font-size-complex="18pt"/>
    </style:style>
    <style:style style:name="P3" style:family="paragraph">
      <style:text-properties fo:font-family="'Liberation Sans'" style:font-style-name="Regular" style:font-family-generic="swiss" style:font-pitch="variable" fo:font-size="12pt" fo:text-shadow="1pt 1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3" draw:id="id3" draw:layer="layout" svg:width="1.442cm" svg:height="0.721cm" svg:x="0.681cm" svg:y="0.03cm">
          <draw:text-box>
            <text:p text:style-name="P1">Input</text:p>
          </draw:text-box>
        </draw:frame>
        <draw:frame draw:style-name="gr1" draw:text-style-name="P1" xml:id="id2" draw:id="id2" draw:layer="layout" svg:width="1.772cm" svg:height="0.721cm" svg:x="2.159cm" svg:y="1.04cm">
          <draw:text-box>
            <text:p text:style-name="P1">Output</text:p>
          </draw:text-box>
        </draw:frame>
        <draw:frame draw:style-name="gr1" draw:text-style-name="P1" xml:id="id4" draw:id="id4" draw:layer="layout" svg:width="2.051cm" svg:height="0.721cm" svg:x="0.377cm" svg:y="5.377cm">
          <draw:text-box>
            <text:p text:style-name="P1">Forward</text:p>
          </draw:text-box>
        </draw:frame>
        <draw:frame draw:style-name="gr1" draw:text-style-name="P1" xml:id="id5" draw:id="id5" draw:layer="layout" svg:width="2.805cm" svg:height="0.721cm" svg:x="0cm" svg:y="7.984cm">
          <draw:text-box>
            <text:p text:style-name="P1">Bidirectional</text:p>
          </draw:text-box>
        </draw:frame>
        <draw:frame draw:style-name="gr1" draw:text-style-name="P2" xml:id="id6" draw:id="id6" draw:layer="layout" svg:width="2.102cm" svg:height="1.191cm" svg:x="0.351cm" svg:y="10.517cm">
          <draw:text-box>
            <text:p text:style-name="P2">Random</text:p>
            <text:p text:style-name="P2">Access</text:p>
          </draw:text-box>
        </draw:frame>
        <draw:frame draw:style-name="gr2" draw:text-style-name="P3" xml:id="id1" draw:id="id1" draw:layer="layout" svg:width="1.891cm" svg:height="0.721cm" svg:x="5.098cm" svg:y="1.04cm">
          <draw:text-box>
            <text:p text:style-name="P3">Cursor</text:p>
          </draw:text-box>
        </draw:frame>
        <draw:connector draw:style-name="gr3" draw:text-style-name="P2" draw:layer="layout" draw:type="line" svg:x1="5.098cm" svg:y1="1.4cm" svg:x2="3.931cm" svg:y2="1.4cm" draw:start-shape="id1" draw:start-glue-point="3" draw:end-shape="id2" draw:end-glue-point="1" svg:d="m5098 1400h-1167" svg:viewBox="0 0 1168 1">
          <text:p/>
        </draw:connector>
        <draw:connector draw:style-name="gr3" draw:text-style-name="P2" draw:layer="layout" draw:type="line" svg:x1="5.098cm" svg:y1="1.4cm" svg:x2="2.123cm" svg:y2="0.39cm" draw:start-shape="id1" draw:start-glue-point="3" draw:end-shape="id3" svg:d="m5098 1400-2975-1010" svg:viewBox="0 0 2976 1011">
          <text:p/>
        </draw:connector>
        <draw:connector draw:style-name="gr3" draw:text-style-name="P2" draw:layer="layout" draw:type="line" svg:x1="1.402cm" svg:y1="5.377cm" svg:x2="1.402cm" svg:y2="0.751cm" draw:start-shape="id4" draw:start-glue-point="0" draw:end-shape="id3" draw:end-glue-point="2" svg:d="m1402 5377v-4626" svg:viewBox="0 0 1 4627">
          <text:p/>
        </draw:connector>
        <draw:connector draw:style-name="gr3" draw:text-style-name="P2" draw:layer="layout" draw:type="line" svg:x1="1.402cm" svg:y1="7.984cm" svg:x2="1.402cm" svg:y2="6.098cm" draw:start-shape="id5" draw:start-glue-point="0" draw:end-shape="id4" draw:end-glue-point="2" svg:d="m1402 7984v-1886" svg:viewBox="0 0 1 1887">
          <text:p/>
        </draw:connector>
        <draw:connector draw:style-name="gr3" draw:text-style-name="P2" draw:layer="layout" draw:type="line" svg:x1="1.402cm" svg:y1="10.517cm" svg:x2="1.402cm" svg:y2="8.705cm" draw:start-shape="id6" draw:start-glue-point="0" draw:end-shape="id5" draw:end-glue-point="2" svg:d="m1402 10517v-1812" svg:viewBox="0 0 1 1813">
          <text:p/>
        </draw:connector>
        <draw:connector draw:style-name="gr3" draw:text-style-name="P2" draw:layer="layout" draw:type="line" svg:x1="3.04cm" svg:y1="4.179cm" svg:x2="3.045cm" svg:y2="1.761cm" draw:end-shape="id2" draw:end-glue-point="2" svg:d="m3040 4179 5-2418" svg:viewBox="0 0 6 241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12.065cm" fo:page-height="12.06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23T08:13:28</meta:creation-date>
    <dc:date>2013-09-23T09:08:05</dc:date>
    <meta:editing-duration>PT51M27S</meta:editing-duration>
    <meta:editing-cycles>10</meta:editing-cycles>
    <meta:generator>LibreOffice/4.0.5.2$MacOSX_x86 LibreOffice_project/5464147a081647a250913f19c0715bca595af2f</meta:generator>
    <meta:document-statistic meta:object-count="12"/>
  </office:meta>
</office:document-meta>
</file>